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2" svg:font-family="'Noto Sans'" style:font-family-generic="swiss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4.9604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0.6889in" style:rel-column-width="992*"/>
    </style:style>
    <style:style style:name="Table1.B" style:family="table-column">
      <style:table-column-properties style:column-width="1.25in" style:rel-column-width="1800*"/>
    </style:style>
    <style:style style:name="Table1.C" style:family="table-column">
      <style:table-column-properties style:column-width="0.8681in" style:rel-column-width="1250*"/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M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Q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Noto Sans" fo:font-weight="bold" officeooo:rsid="0012b45e" officeooo:paragraph-rsid="0012b45e" style:font-weight-asian="bold" style:font-weight-complex="bold"/>
    </style:style>
    <style:style style:name="P2" style:family="paragraph" style:parent-style-name="Standard">
      <style:paragraph-properties fo:margin-top="0.0598in" fo:margin-bottom="0.0598in" loext:contextual-spacing="false"/>
      <style:text-properties style:font-name="Noto Sans" fo:font-weight="bold" officeooo:rsid="0012b45e" officeooo:paragraph-rsid="0012b45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bold" officeooo:rsid="0012b45e" officeooo:paragraph-rsid="0012b45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paragraph-rsid="002711d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1581a4" officeooo:paragraph-rsid="001581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173db2" officeooo:paragraph-rsid="00173db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17fb8f" officeooo:paragraph-rsid="0017fb8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197745" officeooo:paragraph-rsid="001977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1a9b5c" officeooo:paragraph-rsid="001a9b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1b9870" officeooo:paragraph-rsid="001b98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1d13dc" officeooo:paragraph-rsid="001d13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1eb4f3" officeooo:paragraph-rsid="0020730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20730a" officeooo:paragraph-rsid="0020730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209e8c" officeooo:paragraph-rsid="00209e8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2187c9" officeooo:paragraph-rsid="002187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230b4c" officeooo:paragraph-rsid="00230b4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265877" officeooo:paragraph-rsid="00265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2711d1" officeooo:paragraph-rsid="002711d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27f6e2" officeooo:paragraph-rsid="0027f6e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1pt" fo:font-style="normal" fo:text-shadow="none" style:text-underline-style="none" fo:font-weight="normal" officeooo:rsid="001581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1pt" fo:font-style="normal" fo:text-shadow="none" style:text-underline-style="none" fo:font-weight="normal" officeooo:rsid="001bb0bf" officeooo:paragraph-rsid="001bb0b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1pt" fo:font-style="normal" fo:text-shadow="none" style:text-underline-style="none" fo:font-weight="normal" officeooo:rsid="0020730a" officeooo:paragraph-rsid="0020730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1pt" fo:font-style="normal" fo:text-shadow="none" style:text-underline-style="none" fo:font-weight="normal" officeooo:rsid="00209e8c" officeooo:paragraph-rsid="00209e8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1pt" fo:font-style="normal" fo:text-shadow="none" style:text-underline-style="none" fo:font-weight="normal" officeooo:rsid="002c6096" officeooo:paragraph-rsid="002c609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1581a4"/>
    </style:style>
    <style:style style:name="T2" style:family="text">
      <style:text-properties officeooo:rsid="00173db2"/>
    </style:style>
    <style:style style:name="T3" style:family="text">
      <style:text-properties officeooo:rsid="0017fb8f"/>
    </style:style>
    <style:style style:name="T4" style:family="text">
      <style:text-properties officeooo:rsid="001a9b5c"/>
    </style:style>
    <style:style style:name="T5" style:family="text">
      <style:text-properties officeooo:rsid="001b9870"/>
    </style:style>
    <style:style style:name="T6" style:family="text">
      <style:text-properties officeooo:rsid="001bb0bf"/>
    </style:style>
    <style:style style:name="T7" style:family="text">
      <style:text-properties officeooo:rsid="001d13dc"/>
    </style:style>
    <style:style style:name="T8" style:family="text">
      <style:text-properties officeooo:rsid="001d5c35"/>
    </style:style>
    <style:style style:name="T9" style:family="text">
      <style:text-properties officeooo:rsid="002187c9"/>
    </style:style>
    <style:style style:name="T10" style:family="text">
      <style:text-properties officeooo:rsid="002711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noun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15"/>
        <table:table-row>
          <table:table-cell table:style-name="Table1.A1" table:number-rows-spanned="2" table:number-columns-spanned="2" office:value-type="string">
            <text:p text:style-name="P3"/>
          </table:table-cell>
          <table:covered-table-cell/>
          <table:table-cell table:style-name="Table1.A1" table:number-columns-spanned="5" office:value-type="string">
            <text:p text:style-name="P3">Divine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3">Animate</text:p>
          </table:table-cell>
          <table:covered-table-cell/>
          <table:covered-table-cell/>
          <table:covered-table-cell/>
          <table:covered-table-cell/>
          <table:table-cell table:style-name="Table1.M1" table:number-columns-spanned="5" office:value-type="string">
            <text:p text:style-name="P3">Inanimat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3">Singular</text:p>
          </table:table-cell>
          <table:table-cell table:style-name="Table1.A2" office:value-type="string">
            <text:p text:style-name="P3">Plural Inclusive</text:p>
          </table:table-cell>
          <table:table-cell table:style-name="Table1.A2" office:value-type="string">
            <text:p text:style-name="P3">Plural Exclusive</text:p>
          </table:table-cell>
          <table:table-cell table:style-name="Table1.A2" office:value-type="string">
            <text:p text:style-name="P3">Nullar</text:p>
          </table:table-cell>
          <table:table-cell table:style-name="Table1.A2" office:value-type="string">
            <text:p text:style-name="P3">Collective</text:p>
          </table:table-cell>
          <table:table-cell table:style-name="Table1.A2" office:value-type="string">
            <text:p text:style-name="P3">Singular</text:p>
          </table:table-cell>
          <table:table-cell table:style-name="Table1.A2" office:value-type="string">
            <text:p text:style-name="P3">Plural Inclusive</text:p>
          </table:table-cell>
          <table:table-cell table:style-name="Table1.A2" office:value-type="string">
            <text:p text:style-name="P3">Plural Exclusive</text:p>
          </table:table-cell>
          <table:table-cell table:style-name="Table1.A2" office:value-type="string">
            <text:p text:style-name="P3">Nullar</text:p>
          </table:table-cell>
          <table:table-cell table:style-name="Table1.A2" office:value-type="string">
            <text:p text:style-name="P3">Collective</text:p>
          </table:table-cell>
          <table:table-cell table:style-name="Table1.A2" office:value-type="string">
            <text:p text:style-name="P3">Singular</text:p>
          </table:table-cell>
          <table:table-cell table:style-name="Table1.A2" office:value-type="string">
            <text:p text:style-name="P3">Plural Inclusive</text:p>
          </table:table-cell>
          <table:table-cell table:style-name="Table1.A2" office:value-type="string">
            <text:p text:style-name="P3">Plural Exclusive</text:p>
          </table:table-cell>
          <table:table-cell table:style-name="Table1.A2" office:value-type="string">
            <text:p text:style-name="P3">Nullar</text:p>
          </table:table-cell>
          <table:table-cell table:style-name="Table1.Q2" office:value-type="string">
            <text:p text:style-name="P3">Collective</text:p>
          </table:table-cell>
        </table:table-row>
        <table:table-row table:style-name="Table1.2">
          <table:table-cell table:style-name="Table1.A2" table:number-rows-spanned="5" office:value-type="string">
            <text:p text:style-name="P3">1st Person</text:p>
          </table:table-cell>
          <table:table-cell table:style-name="Table1.A2" office:value-type="string">
            <text:p text:style-name="P3">Nominative</text:p>
          </table:table-cell>
          <table:table-cell table:style-name="Table1.A2" office:value-type="string">
            <text:p text:style-name="P23">keh</text:p>
            <text:p text:style-name="P10">[ˈkʰɤ̞ħ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6">xeŕ</text:p>
            <text:p text:style-name="P16">[ˈxɤ̞ʕ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Accusative</text:p>
          </table:table-cell>
          <table:table-cell table:style-name="Table1.A2" office:value-type="string">
            <text:p text:style-name="P22">ḱe</text:p>
            <text:p text:style-name="P11">[ˈkʷʰo̞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hey</text:p>
            <text:p text:style-name="P17">[ˈħe̞j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Topical</text:p>
          </table:table-cell>
          <table:table-cell table:style-name="Table1.A2" office:value-type="string">
            <text:p text:style-name="P22">kíh</text:p>
            <text:p text:style-name="P11">[ˈkʷʰuħ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nŕí</text:p>
            <text:p text:style-name="P18">[<text:span text:style-name="T9">ˈ</text:span>n<text:span text:style-name="T1">ʕ</text:span><text:span text:style-name="T3">i</text:span><text:span text:style-name="T1">ː</text:span>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Prepositional</text:p>
          </table:table-cell>
          <table:table-cell table:style-name="Table1.A2" office:value-type="string">
            <text:p text:style-name="P22">ka</text:p>
            <text:p text:style-name="P12">[<text:span text:style-name="T4">ˈ</text:span>kɑ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hwe</text:p>
            <text:p text:style-name="P18">[<text:span text:style-name="T9">ˈ</text:span>ħw<text:span text:style-name="T4">o̞</text:span>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Absolutive</text:p>
          </table:table-cell>
          <table:table-cell table:style-name="Table1.A2" office:value-type="string">
            <text:p text:style-name="P22"><text:span text:style-name="T5">k</text:span>ih</text:p>
            <text:p text:style-name="P12">[ˈkʰɯħ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náx</text:p>
            <text:p text:style-name="P18">[<text:span text:style-name="T9">ˈ</text:span>na<text:span text:style-name="T1">ː</text:span>x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table-cell table:style-name="Table1.A2" table:number-rows-spanned="5" office:value-type="string">
            <text:p text:style-name="P3">2nd Person</text:p>
          </table:table-cell>
          <table:table-cell table:style-name="Table1.A2" office:value-type="string">
            <text:p text:style-name="P3">Nominativ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7">q</text:p>
            <text:p text:style-name="P19">[<text:span text:style-name="T1">ˈ</text:span>i.<text:span text:style-name="T1">cʰe̞</text:span>]</text:p>
          </table:table-cell>
          <table:table-cell table:style-name="Table1.A2" office:value-type="string">
            <text:p text:style-name="P22">céh</text:p>
            <text:p text:style-name="P7">[ˈcʰe̞ːħ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Accusativ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ye</text:p>
            <text:p text:style-name="P19">[<text:span text:style-name="T1">ˈ</text:span>j<text:span text:style-name="T1">e̞</text:span>]</text:p>
          </table:table-cell>
          <table:table-cell table:style-name="Table1.A2" office:value-type="string">
            <text:p text:style-name="P22">yéh</text:p>
            <text:p text:style-name="P8">[ˈje̞<text:span text:style-name="T1">ːħ</text:span>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Topica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ńíce</text:p>
            <text:p text:style-name="P6"><text:span text:style-name="T10">[</text:span><text:span text:style-name="T1">ˈ</text:span>ɲ<text:span text:style-name="T10">i</text:span><text:span text:style-name="T1">ː.cʰe̞</text:span><text:span text:style-name="T10">]</text:span></text:p>
          </table:table-cell>
          <table:table-cell table:style-name="Table1.A2" office:value-type="string">
            <text:p text:style-name="P22">yíŕ</text:p>
            <text:p text:style-name="P9">[ˈji<text:span text:style-name="T1">ːʕ</text:span>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Prepositiona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ya</text:p>
            <text:p text:style-name="P20">[<text:span text:style-name="T1">ˈ</text:span>jæ]</text:p>
          </table:table-cell>
          <table:table-cell table:style-name="Table1.A2" office:value-type="string">
            <text:p text:style-name="P22">yéŕ</text:p>
            <text:p text:style-name="P9">[ˈj<text:span text:style-name="T2">e̞</text:span><text:span text:style-name="T1">ːʕ</text:span>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 table:style-name="Table1.2">
          <table:covered-table-cell/>
          <table:table-cell table:style-name="Table1.A2" office:value-type="string">
            <text:p text:style-name="P3">Absolutiv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ńace</text:p>
            <text:p text:style-name="P21">[<text:span text:style-name="T1">ˈ</text:span>ɲa<text:span text:style-name="T1">.cʰe̞</text:span>]</text:p>
          </table:table-cell>
          <table:table-cell table:style-name="Table1.A2" office:value-type="string">
            <text:p text:style-name="P22">céŕ</text:p>
            <text:p text:style-name="P9">[ˈ<text:span text:style-name="T1">cʰ</text:span><text:span text:style-name="T2">e̞</text:span><text:span text:style-name="T1">ːʕ</text:span>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table-cell table:style-name="Table1.A2" table:number-rows-spanned="5" office:value-type="string">
            <text:p text:style-name="P3">3rd Person</text:p>
          </table:table-cell>
          <table:table-cell table:style-name="Table1.A2" office:value-type="string">
            <text:p text:style-name="P3">Nominativ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4">ẋaḿ</text:p>
            <text:p text:style-name="P5"><text:span text:style-name="T6">[</text:span>ˈxʷɒŋʷ<text:span text:style-name="T6">]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Accusativ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xáŋ</text:p>
            <text:p text:style-name="P13">[ˈxɑːŋ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Topica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<text:span text:style-name="T8">ẋ</text:span>áḿ</text:p>
            <text:p text:style-name="P5"><text:span text:style-name="T8">[</text:span>ˈxʷɒɔ̯ŋʷ<text:span text:style-name="T8">]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Prepositiona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2">xaŋ</text:p>
            <text:p text:style-name="P14">[ˈx<text:span text:style-name="T7">ɑŋ]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3">Absolutiv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5">ẋam</text:p>
            <text:p text:style-name="P15">[ˈxʷɒm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Q2" office:value-type="string">
            <text:p text:style-name="P5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2" svg:font-family="'Noto Sans'" style:font-family-generic="swiss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8:38:19.976291472</meta:creation-date>
    <meta:generator>LibreOffice/6.4.2.2$Linux_X86_64 LibreOffice_project/40$Build-2</meta:generator>
    <dc:date>2020-04-02T11:25:09.042426043</dc:date>
    <meta:editing-duration>P1DT16H35M55S</meta:editing-duration>
    <meta:editing-cycles>23</meta:editing-cycles>
    <meta:document-statistic meta:table-count="1" meta:image-count="0" meta:object-count="0" meta:page-count="1" meta:paragraph-count="87" meta:word-count="96" meta:character-count="626" meta:non-whitespace-character-count="617"/>
  </office:meta>
</office:document-meta>
</file>